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, monospace"/>
    <style:font-face style:name="DejaVu Sans" svg:font-family="'DejaVu Sans', Arial, Helvetica, sans-serif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923cm" fo:margin-left="2.494cm" fo:margin-right="0.584cm" table:align="margins"/>
    </style:style>
    <style:style style:name="Tabla1.A" style:family="table-column">
      <style:table-column-properties style:column-width="14.923cm" style:rel-column-width="8460*"/>
    </style:style>
    <style:style style:name="Tabla1.A1" style:family="table-cell">
      <style:table-cell-properties style:vertical-align="middle" fo:background-color="transparent" fo:padding="0.079cm" fo:border="none">
        <style:background-image/>
      </style:table-cell-properties>
    </style:style>
    <style:style style:name="Tabla1.2" style:family="table-row">
      <style:table-row-properties fo:background-color="#ffffff">
        <style:background-image/>
      </style:table-row-properties>
    </style:style>
    <style:style style:name="Tabla1.3" style:family="table-row">
      <style:table-row-properties fo:background-color="#eeeeef">
        <style:background-image/>
      </style:table-row-properties>
    </style:style>
    <style:style style:name="Tabla1.A3" style:family="table-cell">
      <style:table-cell-properties style:vertical-align="middle" fo:padding="0.079cm" fo:border="none"/>
    </style:style>
    <style:style style:name="Tabla2" style:family="table">
      <style:table-properties style:width="15.476cm" table:align="right"/>
    </style:style>
    <style:style style:name="Tabla2.A" style:family="table-column">
      <style:table-column-properties style:column-width="5.477cm"/>
    </style:style>
    <style:style style:name="Tabla2.B" style:family="table-column">
      <style:table-column-properties style:column-width="9.999cm"/>
    </style:style>
    <style:style style:name="Tabla2.A1" style:family="table-cell">
      <style:table-cell-properties style:vertical-align="middle" fo:padding="0.079cm" fo:border="none"/>
    </style:style>
    <style:style style:name="Tabla2.2" style:family="table-row">
      <style:table-row-properties fo:background-color="#ffffff">
        <style:background-image/>
      </style:table-row-properties>
    </style:style>
    <style:style style:name="Tabla2.3" style:family="table-row">
      <style:table-row-properties fo:background-color="#eeeeef">
        <style:background-image/>
      </style:table-row-properties>
    </style:style>
    <style:style style:name="P1" style:family="paragraph" style:parent-style-name="Text_20_body" style:list-style-name="L10">
      <style:paragraph-properties fo:margin-left="0cm" fo:margin-right="0.265cm" fo:margin-top="0.079cm" fo:margin-bottom="0.053cm" fo:text-indent="0cm" style:auto-text-indent="false" fo:padding="0cm" fo:border="none"/>
      <style:text-properties fo:color="#474747"/>
    </style:style>
    <style:style style:name="P2" style:family="paragraph" style:parent-style-name="Text_20_body" style:list-style-name="L10">
      <style:paragraph-properties fo:margin-left="0cm" fo:margin-right="0.265cm" fo:margin-top="0.079cm" fo:margin-bottom="0.053cm" fo:text-indent="0cm" style:auto-text-indent="false" fo:padding="0cm" fo:border="none"/>
    </style:style>
    <style:style style:name="P3" style:family="paragraph" style:parent-style-name="Text_20_body" style:list-style-name="L9">
      <style:paragraph-properties fo:padding="0cm" fo:border="none"/>
    </style:style>
    <style:style style:name="P4" style:family="paragraph" style:master-page-name="HTML">
      <style:paragraph-properties style:page-number="auto"/>
    </style:style>
    <style:style style:name="P5" style:family="paragraph" style:parent-style-name="Table_20_Contents">
      <style:paragraph-properties fo:margin-top="0cm" fo:margin-bottom="0cm"/>
    </style:style>
    <style:style style:name="P6" style:family="paragraph" style:parent-style-name="Table_20_Contents">
      <style:paragraph-properties fo:margin-left="0cm" fo:margin-right="0.265cm" fo:margin-top="0.079cm" fo:margin-bottom="0.053cm" fo:text-indent="0cm" style:auto-text-indent="false"/>
      <style:text-properties fo:color="#474747"/>
    </style:style>
    <style:style style:name="P7" style:family="paragraph" style:parent-style-name="Heading_20_3">
      <style:paragraph-properties fo:padding="0cm" fo:border="none"/>
    </style:style>
    <style:style style:name="P8" style:family="paragraph" style:parent-style-name="Heading_20_3" style:list-style-name="L9">
      <style:paragraph-properties fo:padding="0cm" fo:border="none"/>
    </style:style>
    <style:style style:name="P9" style:family="paragraph" style:parent-style-name="Heading_20_3" style:list-style-name="L10">
      <style:paragraph-properties fo:padding="0cm" fo:border="none"/>
    </style:style>
    <style:style style:name="P10" style:family="paragraph" style:parent-style-name="Table_20_Heading">
      <style:paragraph-properties fo:text-align="justify" style:justify-single-word="false"/>
    </style:style>
    <style:style style:name="P11" style:family="paragraph" style:parent-style-name="Preformatted_20_Text" style:list-style-name="L10">
      <style:paragraph-properties fo:margin-top="0cm" fo:margin-bottom="0.499cm" fo:padding="0cm" fo:border="none"/>
    </style:style>
    <style:style style:name="P12" style:family="paragraph" style:parent-style-name="Preformatted_20_Text" style:list-style-name="L10">
      <style:paragraph-properties fo:padding="0cm" fo:border="none"/>
    </style:style>
    <style:style style:name="P13" style:family="paragraph" style:parent-style-name="Heading_20_4" style:list-style-name="L10">
      <style:paragraph-properties fo:padding="0cm" fo:border="none"/>
    </style:style>
    <style:style style:name="T1" style:family="text">
      <style:text-properties fo:font-weight="bold"/>
    </style:style>
    <style:style style:name="T2" style:family="text">
      <style:text-properties fo:color="#474747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Heading"/>
            <text:p text:style-name="Table_20_Heading"><text:span text:style-name="T4">Clase Analisis</text:span><text:span text:style-name="T3"> </text:span></text:p>
            <text:p text:style-name="P10">Estructuras de datos, Un string con el nombre del analisis, un Int que define su tipo, i;</text:p>
            <text:p text:style-name="P10">Un vector con los Clusters, que usaremos como apoyo para hacer los calculos del Clustering, i que contendra, los N clusters que corresponden al Algoritmo en funcion de las opciones definidas.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Table_20_Contents"/>
          </table:table-cell>
        </table:table-row>
      </table:table>
      <text:h text:style-name="P7" text:outline-level="3"><text:bookmark text:name="t0"/><text:bookmark text:name="t2"/><text:bookmark text:name="t4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Heading">Modifier and Type</text:p>
          </table:table-cell>
          <table:table-cell table:style-name="Tabla2.A1" office:value-type="string">
            <text:p text:style-name="Table_20_Heading">Method and Description<text:bookmark text:name="i0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P5"><text:a xlink:type="simple" xlink:href="../../../../Prop2017/Documentacion/clases/Analisis.html#Assignar_representantes--" text:style-name="Internet_20_link" text:visited-style-name="Visited_20_Internet_20_Link"><text:span text:style-name="Source_20_Text"><text:span text:style-name="T1">Assignar_representantes</text:span></text:span></text:a><text:span text:style-name="Source_20_Text">()</text:span> </text:p>
            <text:p text:style-name="P6">Encuentra el representante de cada perfil, los guarda en un vector de Analisis<text:bookmark text:name="i1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java.util.ArrayList&lt;java.lang.Integer&gt;</text:span></text:p>
          </table:table-cell>
          <table:table-cell table:style-name="Tabla2.A1" office:value-type="string">
            <text:p text:style-name="P5"><text:a xlink:type="simple" xlink:href="../../../../Prop2017/Documentacion/clases/Analisis.html#Clusters_con_menor_distancia--" text:style-name="Internet_20_link" text:visited-style-name="Visited_20_Internet_20_Link"><text:span text:style-name="Source_20_Text"><text:span text:style-name="T1">Clusters_con_menor_distancia</text:span></text:span></text:a><text:span text:style-name="Source_20_Text">()</text:span> </text:p>
            <text:p text:style-name="P6">Calcula las distancias entre todos los clusters existentes, i retorna la id de los 2 con menor distancia<text:bookmark text:name="i2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boolean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Comprobar_nombre_unico-java.lang.String-" text:style-name="Internet_20_link" text:visited-style-name="Visited_20_Internet_20_Link"><text:span text:style-name="Source_20_Text"><text:span text:style-name="T1">Comprobar_nombre_unico</text:span></text:span></text:a><text:span text:style-name="Source_20_Text">(java.lang.String nuevo_nombre)</text:span> <text:bookmark text:name="i3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float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distancia-clases.Encuesta_Respondida-clases.Encuesta_Respondida-" text:style-name="Internet_20_link" text:visited-style-name="Visited_20_Internet_20_Link"><text:span text:style-name="Source_20_Text"><text:span text:style-name="T1">distancia</text:span></text:span></text:a><text:span text:style-name="Source_20_Text">(clases.Encuesta_Respondida encuesta_respondida_1, clases.Encuesta_Respondida encuesta_respondida_2)</text:span> <text:bookmark text:name="i4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P5"><text:a xlink:type="simple" xlink:href="../../../../Prop2017/Documentacion/clases/Analisis.html#Genera_arbre_concret-int-" text:style-name="Internet_20_link" text:visited-style-name="Visited_20_Internet_20_Link"><text:span text:style-name="Source_20_Text"><text:span text:style-name="T1">Genera_arbre_concret</text:span></text:span></text:a><text:span text:style-name="Source_20_Text">(int num_clusters_def)</text:span> </text:p>
            <text:p text:style-name="P6">Genera el arbol, teniendo en cuenta el numero de clusters que queremos si &lt;= 0 se genera all the tree luego saca los perfiles resultantes, los guarda en la clase Analisis i les assigna su correspondiente representante<text:bookmark text:name="i5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java.lang.String</text:span></text:p>
          </table:table-cell>
          <table:table-cell table:style-name="Tabla2.A1" office:value-type="string">
            <text:p text:style-name="P5"><text:a xlink:type="simple" xlink:href="../../../../Prop2017/Documentacion/clases/Analisis.html#getNombre_analisis--" text:style-name="Internet_20_link" text:visited-style-name="Visited_20_Internet_20_Link"><text:span text:style-name="Source_20_Text"><text:span text:style-name="T1">getNombre_analisis</text:span></text:span></text:a><text:span text:style-name="Source_20_Text">()</text:span> </text:p>
            <text:p text:style-name="P6">Getters &amp; Setters<text:bookmark text:name="i6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int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getTipo_analisis--" text:style-name="Internet_20_link" text:visited-style-name="Visited_20_Internet_20_Link"><text:span text:style-name="Source_20_Text"><text:span text:style-name="T1">getTipo_analisis</text:span></text:span></text:a><text:span text:style-name="Source_20_Text">()</text:span> <text:bookmark text:name="i7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print_nombres--" text:style-name="Internet_20_link" text:visited-style-name="Visited_20_Internet_20_Link"><text:span text:style-name="Source_20_Text"><text:span text:style-name="T1">print_nombres</text:span></text:span></text:a><text:span text:style-name="Source_20_Text">()</text:span> <text:bookmark text:name="i8"/></text:p>
          </table:table-cell>
        </table:table-row>
        <table:table-row table:style-name="Tabla2.2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setNombre_analisis-java.lang.String-" text:style-name="Internet_20_link" text:visited-style-name="Visited_20_Internet_20_Link"><text:span text:style-name="Source_20_Text"><text:span text:style-name="T1">setNombre_analisis</text:span></text:span></text:a><text:span text:style-name="Source_20_Text">(java.lang.String nombre_analisis)</text:span> <text:bookmark text:name="i9"/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ource_20_Text">void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setTipo_analisis-int-" text:style-name="Internet_20_link" text:visited-style-name="Visited_20_Internet_20_Link"><text:span text:style-name="Source_20_Text"><text:span text:style-name="T1">setTipo_analisis</text:span></text:span></text:a><text:span text:style-name="Source_20_Text">(int tipo_anali</text:span><text:bookmark text:name="i10"/></text:p>
          </table:table-cell>
        </table:table-row>
        <text:soft-page-break/>
        <table:table-row table:style-name="Tabla2.2">
          <table:table-cell table:style-name="Tabla2.A1" office:value-type="string">
            <text:p text:style-name="Table_20_Contents"><text:span text:style-name="Source_20_Text">ArrayList&lt;ArrayList</text:span></text:p>
            <text:p text:style-name="Table_20_Contents"><text:span text:style-name="Source_20_Text">&lt;Float&gt;&gt;</text:span></text:p>
          </table:table-cell>
          <table:table-cell table:style-name="Tabla2.A1" office:value-type="string">
            <text:p text:style-name="Table_20_Contents"><text:a xlink:type="simple" xlink:href="../../../../Prop2017/Documentacion/clases/Analisis.html#Transforma_vectdeFLoats-java.util.ArrayList-" text:style-name="Internet_20_link" text:visited-style-name="Visited_20_Internet_20_Link"><text:span text:style-name="Source_20_Text"><text:span text:style-name="T1">Transforma_vectdeFLoats</text:span></text:span></text:a><text:span text:style-name="Source_20_Text">(java.util.ArrayList&lt;clases.Encuesta_Respondida&gt; ER)</text:span> </text:p>
            <text:p text:style-name="Table_20_Contents">Transforma un array de enquestas respondidas, en un array de arrays de Floats para hacer los calculos de distancias.</text:p>
          </table:table-cell>
        </table:table-row>
      </table:table>
      <text:list xml:id="list1009760039241461989" text:style-name="L9">
        <text:list-item>
          <text:list>
            <text:list-item>
              <text:list>
                <text:list-item>
                  <text:h text:style-name="P8" text:outline-level="3">Methods inherited from class java.lang.Object</text:h>
                  <text:p text:style-name="P3"><text:span text:style-name="Source_20_Text">equals, getClass, hashCode, notify, notifyAll, toString, wait, wait, wait</text:span> </text:p>
                </text:list-item>
              </text:list>
            </text:list-item>
          </text:list>
        </text:list-item>
      </text:list>
      <text:list xml:id="list3842799616340620839" text:style-name="L10">
        <text:list-item>
          <text:list>
            <text:list-item>
              <text:list>
                <text:list-item>
                  <text:h text:style-name="P9" text:outline-level="3">Constructor Detail</text:h>
                  <text:list>
                    <text:list-item>
                      <text:h text:style-name="P13" text:outline-level="4">Analisis</text:h>
                    </text:list-item>
                  </text:list>
                  <text:p text:style-name="P11">Public Analisis()</text:p>
                  <text:p text:style-name="P1">Publicas Constructor vacio/inicializa</text:p>
                  <text:list text:continue-numbering="true">
                    <text:list-item>
                      <text:h text:style-name="P13" text:outline-level="4">Analisis</text:h>
                    </text:list-item>
                  </text:list>
                  <text:p text:style-name="P12">publicAnalisis(java.lang.Stringnombre_analisis,</text:p>
                  <text:p text:style-name="P12"><text:s text:c="16"/>inttipo_analisis,</text:p>
                  <text:p text:style-name="P11"><text:s text:c="16"/><text:a xlink:type="simple" xlink:href="../../../../Prop2017/Documentacion/clases/Muestra.html" text:style-name="Internet_20_link" text:visited-style-name="Visited_20_Internet_20_Link">Muestra</text:a>Muestra1)</text:p>
                  <text:p text:style-name="P1">Constructor simple</text:p>
                </text:list-item>
                <text:list-item>
                  <text:h text:style-name="P9" text:outline-level="3">Method Detail</text:h>
                  <text:list>
                    <text:list-item>
                      <text:h text:style-name="P13" text:outline-level="4">getNombre_analisis</text:h>
                    </text:list-item>
                  </text:list>
                  <text:p text:style-name="P11">publicjavaNombre_analisis()</text:p>
                  <text:p text:style-name="P1">Getters &amp; Setters</text:p>
                  <text:list text:continue-numbering="true">
                    <text:list-item>
                      <text:h text:style-name="P13" text:outline-level="4">setNombre_analisis</text:h>
                    </text:list-item>
                  </text:list>
                  <text:p text:style-name="P11">publicvoidsetNombre_analisis(java.lang.Stringnombre_analisis)</text:p>
                  <text:list text:continue-numbering="true">
                    <text:list-item>
                      <text:h text:style-name="P13" text:outline-level="4">getTipo_analisis</text:h>
                    </text:list-item>
                  </text:list>
                  <text:p text:style-name="P11">publicintgetTipo_analisis()</text:p>
                  <text:list text:continue-numbering="true">
                    <text:list-item>
                      <text:h text:style-name="P13" text:outline-level="4">setTipo_analisis</text:h>
                    </text:list-item>
                  </text:list>
                  <text:p text:style-name="P11">publicvoidsetTipo_analisis(inttipo_analisis)</text:p>
                  <text:list text:continue-numbering="true">
                    <text:list-item>
                      <text:h text:style-name="P13" text:outline-level="4">Comprobar_nombre_unico</text:h>
                    </text:list-item>
                  </text:list>
                  <text:p text:style-name="P11">publicbooleanComprobar_nombre_unico(java.lang.Stringnuevo_nombre)</text:p>
                  <text:list text:continue-numbering="true">
                    <text:list-item>
                      <text:h text:style-name="P13" text:outline-level="4"><text:soft-page-break/></text:h>
                      <text:h text:style-name="P13" text:outline-level="4">print_nombres</text:h>
                    </text:list-item>
                  </text:list>
                  <text:p text:style-name="P11">publicvoidprint_nombres()</text:p>
                  <text:list text:continue-numbering="true">
                    <text:list-item>
                      <text:h text:style-name="P13" text:outline-level="4">distancia</text:h>
                    </text:list-item>
                  </text:list>
                  <text:p text:style-name="P12">Public float distancia{</text:p>
                </text:list-item>
                <text:list-item>
                  <text:p text:style-name="P12">(clases.Encuesta_Respondidaencuesta_respondida_1,</text:p>
                  <text:p text:style-name="P11"><text:s text:c="23"/>clases.Encuesta_Respondidaencuesta_respondida_2)</text:p>
                  <text:list>
                    <text:list-item>
                      <text:h text:style-name="P13" text:outline-level="4">Transforma_vectdeFLoats</text:h>
                    </text:list-item>
                  </text:list>
                  <text:p text:style-name="P11">publicjava.util.ArrayList&lt;java.util.ArrayList&lt;java.lang.Float&gt;&gt;Transforma_vectdeFLoats(java.util.ArrayList&lt;clases.Encuesta_Respondida&gt;ER)</text:p>
                  <text:list text:continue-numbering="true">
                    <text:list-item>
                      <text:h text:style-name="P13" text:outline-level="4">Clusters_con_menor_distancia</text:h>
                    </text:list-item>
                  </text:list>
                  <text:p text:style-name="P11">publicjava.util.ArrayList&lt;java.lang.Integer&gt;Clusters_con_menor_distancia()</text:p>
                  <text:p text:style-name="P1">Calcula las distancias entre todos los clusters existentes, i retorna la id de los 2 con menor distancia</text:p>
                  <text:list text:continue-numbering="true">
                    <text:list-item>
                      <text:h text:style-name="P13" text:outline-level="4">Genera_arbre_concret</text:h>
                    </text:list-item>
                  </text:list>
                  <text:p text:style-name="P11">publicvoidGenera_arbre_concret(intnum_clusters_def)</text:p>
                  <text:p text:style-name="P1">Genera el arbol, teniendo en cuenta el numero de clusters que queremos si &lt;= 0 se genera all the tree luego saca los perfiles resultantes, los guarda en la clase Analisis i les assigna su correspondiente representante</text:p>
                  <text:list text:continue-numbering="true">
                    <text:list-item>
                      <text:h text:style-name="P13" text:outline-level="4">Assignar_representantes</text:h>
                    </text:list-item>
                  </text:list>
                  <text:p text:style-name="P11">publicvoidAssignar_representantes()</text:p>
                  <text:p text:style-name="P2"><text:span text:style-name="T2">Encuentra el representante de cada perfil, los guarda en un vector de Analisi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, monospace"/>
    <style:font-face style:name="DejaVu Sans" svg:font-family="'DejaVu Sans', Arial, Helvetica, sans-serif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53833" style:font-name="DejaVu Sans" fo:font-size="10.5pt" style:font-name-asian="DejaVu Sans" style:font-size-asian="10.5pt" style:font-name-complex="DejaVu Sans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15pt" fo:font-weight="bold" style:font-name-asian="HG Mincho Light J" style:font-size-asian="15pt" style:font-weight-asian="bold" style:font-name-complex="Arial Unicode MS" style:font-size-complex="1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3.5pt" fo:font-weight="bold" style:font-name-asian="SimSun" style:font-size-asian="13.5pt" style:font-weight-asian="bold" style:font-name-complex="Arial" style:font-size-complex="13.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2pt" fo:font-style="italic" fo:font-weight="bold" style:font-name-asian="SimSun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9.75pt" fo:font-weight="bold" style:font-name-asian="SimSun" style:font-size-asian="9.75pt" style:font-weight-asian="bold" style:font-name-complex="Arial" style:font-size-complex="9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9pt" fo:font-weight="bold" style:font-name-asian="SimSun" style:font-size-asian="9pt" style:font-weight-asian="bold" style:font-name-complex="Arial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8.25pt" fo:font-weight="bold" style:font-name-asian="SimSun" style:font-size-asian="8.25pt" style:font-weight-asian="bold" style:font-name-complex="Arial" style:font-size-complex="8.25pt" style:font-weight-complex="bold"/>
    </style:style>
    <style:style style:name="Encabezado_20_1.hidden" style:display-name="Encabezado 1.hidden" style:family="paragraph" style:parent-style-name="Heading_20_1">
      <style:text-properties fo:font-size="7.5pt" style:font-size-asian="7.5pt" style:font-size-complex="7.5pt"/>
    </style:style>
    <style:style style:name="Encabezado_20_2.title" style:display-name="Encabezado 2.title" style:family="paragraph" style:parent-style-name="Heading_20_2">
      <style:paragraph-properties fo:margin-left="0.265cm" fo:margin-right="0.265cm" fo:margin-top="0.265cm" fo:margin-bottom="0.265cm" fo:text-indent="0cm" style:auto-text-indent="false"/>
      <style:text-properties fo:color="#2c4557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4a6782" style:text-line-through-style="none" style:text-underline-style="none" style:text-blinking="false" style:text-overline-style="none" style:text-overline-color="font-color"/>
    </style:style>
    <style:style style:name="Source_20_Text" style:display-name="Source Text" style:family="text"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Teletype" style:family="text">
      <style:text-properties style:font-name="DejaVu Sans Mono" fo:font-size="10.5pt" style:font-name-asian="DejaVu Sans Mono" style:font-size-asian="10.5pt" style:font-name-complex="DejaVu Sans Mono" style:font-size-complex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nalisis</dc:title>
    <dc:date>2017-04-21T16:41:21.48</dc:date>
    <dc:creator>enric </dc:creator>
    <meta:generator>OpenOffice/4.1.1$Win32 OpenOffice.org_project/411m6$Build-9775</meta:generator>
    <meta:document-statistic meta:table-count="2" meta:image-count="0" meta:object-count="0" meta:page-count="3" meta:paragraph-count="73" meta:word-count="344" meta:character-count="3163"/>
    <meta:user-defined meta:name="date">2017-04-21</meta:user-defined>
  </office:meta>
</office:document-meta>
</file>